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5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5-03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4-12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4-09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4-06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4-03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3-12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3-06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3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2-12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2-09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2-06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2-03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1-1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1-09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1-06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1-03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0-12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0-09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20-06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9-12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9-09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9-06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9-03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8-12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8-09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8-06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8-03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7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7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7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7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3-08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3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2-08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2-0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7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3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1-0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11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09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08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7-08-22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6-08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6-06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4-08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4-05-1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4-02-1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3-11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3-08-15 0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3-05-1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2-11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2-08-1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2-05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2-02-1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1-11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1-08-0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1-05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1-02-1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0-11-0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0-08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0-05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2000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9-11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9-08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9-05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9-02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8-11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8-08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8-05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8-02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7-11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7-08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7-05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7-01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6-11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6-08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6-05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6-02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5-12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5-08-1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5-05-1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4-08-0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4-02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3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0-09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0-07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0</text:p>
          </table:table-cell>
          <table:table-cell office:value-type="string" calcext:value-type="string">
            <text:p>Garrison 340</text:p>
          </table:table-cell>
          <table:table-cell office:value-type="string" calcext:value-type="string">
            <text:p>197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